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0066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4586" draw:fill="solid" draw:fill-color="#33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width="0.102cm" svg:stroke-color="#666666" draw:marker-start-width="0.585cm" draw:marker-end-width="0.585cm" svg:stroke-linecap="round" draw:fill="solid" draw:fill-color="#000000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0.788cm" fo:min-width="0cm"/>
    </style:style>
    <style:style style:name="gr7" style:family="graphic" style:parent-style-name="standard">
      <style:graphic-properties draw:stroke="none" svg:stroke-color="#ff0000" draw:fill="solid" draw:fill-color="#ff3333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  <style:text-properties style:font-name="Open Sans" fo:font-size="9pt" style:font-size-asian="9pt" style:font-size-complex="9pt"/>
    </style:style>
    <style:style style:name="P4" style:family="paragraph">
      <style:text-properties fo:color="#ffffff" style:font-name="Andale Mono" fo:font-size="9pt" style:font-size-asian="9pt" style:font-size-complex="9pt"/>
    </style:style>
    <style:style style:name="P5" style:family="paragraph">
      <style:paragraph-properties fo:text-align="center"/>
      <style:text-properties style:font-name="Open Sans" fo:font-size="10pt" style:font-size-asian="10pt" style:font-size-complex="10pt"/>
    </style:style>
    <style:style style:name="T1" style:family="text">
      <style:text-properties style:font-name="Open Sans" fo:font-size="9pt" fo:language="es" fo:country="ES" style:font-size-asian="9pt" style:font-size-complex="9pt"/>
    </style:style>
    <style:style style:name="T2" style:family="text">
      <style:text-properties style:font-name="Open Sans" fo:font-size="9pt" style:font-size-asian="9pt" style:font-size-complex="9pt"/>
    </style:style>
    <style:style style:name="T3" style:family="text">
      <style:text-properties fo:color="#ffffff" style:font-name="Andale Mono" fo:font-size="9pt" style:font-size-asian="9pt" style:font-size-complex="9pt"/>
    </style:style>
    <style:style style:name="T4" style:family="text">
      <style:text-properties style:font-name="Open Sans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592cm" svg:height="2.369cm" svg:x="10.823cm" svg:y="10.8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.978cm" svg:height="1.807cm" svg:x="11.129cm" svg:y="11.09cm">
            <text:p text:style-name="P2"><text:span text:style-name="T1">Procesador</text:span></text:p>
            <text:p text:style-name="P2"><text:span text:style-name="T2">#1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102cm" svg:height="0.344cm" svg:x="11.164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1.364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3cm" svg:height="0.344cm" svg:x="11.563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1.764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1.964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cm" svg:height="0.344cm" svg:x="12.364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4cm" svg:height="0.344cm" svg:x="12.562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2.764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2.965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2.164cm" svg:y="1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102cm" svg:height="0.345cm" svg:x="11.164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2cm" svg:height="0.345cm" svg:x="11.364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1.564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1.765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1.964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2.364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4cm" svg:height="0.345cm" svg:x="12.562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2cm" svg:height="0.345cm" svg:x="12.764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2.965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2.164cm" svg:y="13.0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092cm" svg:height="0.377cm" draw:transform="rotate (1.5707963267949) translate (13.224cm 12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224cm 12.6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3.224cm 12.4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3.224cm 12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1cm" svg:height="0.377cm" draw:transform="rotate (1.5707963267949) translate (13.224cm 12.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224cm 11.7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224cm 11.5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3.224cm 11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3.224cm 11.2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3.224cm 11.9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" draw:layer="layout" svg:width="0.093cm" svg:height="0.377cm" draw:transform="rotate (1.5707963267949) translate (10.629cm 12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629cm 12.6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629cm 12.4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0.629cm 12.3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0.629cm 12.1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629cm 11.7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629cm 11.5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0.629cm 11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0.629cm 11.2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0.629cm 11.9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1" draw:layer="layout" svg:width="2.592cm" svg:height="2.369cm" svg:x="14.994cm" svg:y="10.80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981cm" svg:height="1.807cm" svg:x="15.3cm" svg:y="11.09cm">
            <text:p text:style-name="P2"><text:span text:style-name="T1">Procesador</text:span></text:p>
            <text:p text:style-name="P2"><text:span text:style-name="T2">#2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" draw:layer="layout" svg:width="0.103cm" svg:height="0.344cm" svg:x="15.335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5.536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5.736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3cm" svg:height="0.344cm" svg:x="15.936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1cm" svg:height="0.344cm" svg:x="16.137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3cm" svg:height="0.344cm" svg:x="16.535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6.736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6.936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02cm" svg:height="0.344cm" svg:x="17.136cm" svg:y="1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0.1cm" svg:height="0.344cm" svg:x="16.337cm" svg:y="10.63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103cm" svg:height="0.345cm" svg:x="15.3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5.5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5.7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5.9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cm" svg:height="0.345cm" svg:x="16.138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2cm" svg:height="0.345cm" svg:x="16.5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6.7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3cm" svg:height="0.345cm" svg:x="16.936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7.137cm" svg:y="13.00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101cm" svg:height="0.345cm" svg:x="16.337cm" svg:y="13.00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1" draw:layer="layout" svg:width="0.092cm" svg:height="0.377cm" draw:transform="rotate (1.5707963267949) translate (17.397cm 12.86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97cm 12.6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7.397cm 12.49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7.397cm 12.31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1cm" svg:height="0.377cm" draw:transform="rotate (1.5707963267949) translate (17.397cm 12.1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97cm 11.7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97cm 11.5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7cm" draw:transform="rotate (1.5707963267949) translate (17.397cm 11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7cm" draw:transform="rotate (1.5707963267949) translate (17.397cm 11.2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7cm" draw:transform="rotate (1.5707963267949) translate (17.397cm 11.9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" draw:layer="layout" svg:width="0.093cm" svg:height="0.376cm" draw:transform="rotate (1.5707963267949) translate (14.802cm 12.86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802cm 12.68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802cm 12.498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6cm" draw:transform="rotate (1.5707963267949) translate (14.802cm 12.31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6cm" draw:transform="rotate (1.5707963267949) translate (14.802cm 12.131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802cm 11.76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802cm 11.583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4cm" svg:height="0.376cm" draw:transform="rotate (1.5707963267949) translate (14.802cm 11.4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3cm" svg:height="0.376cm" draw:transform="rotate (1.5707963267949) translate (14.802cm 11.21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1" draw:layer="layout" svg:width="0.092cm" svg:height="0.376cm" draw:transform="rotate (1.5707963267949) translate (14.802cm 11.94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5" draw:text-style-name="P1" draw:layer="layout" svg:width="1.559cm" svg:height="1.187cm" svg:x="2.772cm" svg:y="11.4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515cm" svg:height="1.038cm" svg:x="2.778cm" svg:y="11.444cm">
            <draw:text-box>
              <text:p><text:span text:style-name="T3">&gt; foo</text:span></text:p>
            </draw:text-box>
          </draw:frame>
        </draw:g>
        <draw:g>
          <draw:custom-shape draw:style-name="gr5" draw:text-style-name="P1" draw:layer="layout" svg:width="1.559cm" svg:height="1.187cm" svg:x="4.877cm" svg:y="11.401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526cm" svg:height="1.038cm" svg:x="4.882cm" svg:y="11.444cm">
            <draw:text-box>
              <text:p><text:span text:style-name="T3">&gt; bar</text:span></text:p>
            </draw:text-box>
          </draw:frame>
        </draw:g>
        <draw:custom-shape draw:style-name="gr7" draw:text-style-name="P5" draw:layer="layout" svg:width="3.321cm" svg:height="1.105cm" svg:x="6.949cm" svg:y="11.442cm">
          <text:p text:style-name="P1"><text:span text:style-name="T4">GNU Parall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5" draw:text-style-name="P1" draw:layer="layout" svg:width="1.559cm" svg:height="1.187cm" svg:x="11.335cm" svg:y="8.99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515cm" svg:height="1.038cm" svg:x="11.341cm" svg:y="9.039cm">
            <draw:text-box>
              <text:p><text:span text:style-name="T3">&gt; foo</text:span></text:p>
            </draw:text-box>
          </draw:frame>
        </draw:g>
        <draw:g>
          <draw:custom-shape draw:style-name="gr5" draw:text-style-name="P1" draw:layer="layout" svg:width="1.559cm" svg:height="1.187cm" svg:x="15.508cm" svg:y="8.996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526cm" svg:height="1.038cm" svg:x="15.513cm" svg:y="9.039cm">
            <draw:text-box>
              <text:p><text:span text:style-name="T3">&gt; bar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variable"/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6T11:56:16.202570000</meta:creation-date>
    <dc:date>2014-02-27T14:29:22.421666000</dc:date>
    <meta:editing-duration>PT2H17M1S</meta:editing-duration>
    <meta:editing-cycles>7</meta:editing-cycles>
    <meta:generator>LibreOffice/4.1.5.3$MacOSX_x86 LibreOffice_project/1c1366bba2ba2b554cd2ca4d87c06da81c05d24</meta:generator>
    <meta:document-statistic meta:object-count="107"/>
  </office:meta>
</office:document-meta>
</file>